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Beta" svg:font-family="'Ubuntu Beta', UbuntuBeta, Ubuntu, 'Bitstream Vera Sans', 'DejaVu Sans', Tahoma, sans-serif"/>
    <style:font-face style:name="dejavu sans mono" svg:font-family="'dejavu sans mono', monaco, 'lucida console', 'courier new', monospace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style:font-size-asian="10pt" style:font-size-complex="10pt"/>
    </style:style>
    <style:style style:name="P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999999" style:font-name="monospace" fo:font-size="10pt" fo:letter-spacing="normal" fo:font-style="normal" fo:font-weight="normal" style:font-size-asian="10pt" style:font-size-complex="10pt"/>
    </style:style>
    <style:style style:name="P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3a12f1"/>
    </style:style>
    <style:style style:name="P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6793c" style:font-size-asian="10pt" style:font-size-complex="10pt"/>
    </style:style>
    <style:style style:name="P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rsid="0026793c" officeooo:paragraph-rsid="0026793c" style:font-size-asian="10pt" style:font-size-complex="10pt"/>
    </style:style>
    <style:style style:name="P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99511"/>
    </style:style>
    <style:style style:name="P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paragraph-rsid="0037e8bf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6793c"/>
    </style:style>
    <style:style style:name="P1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officeooo:paragraph-rsid="0026793c"/>
    </style:style>
    <style:style style:name="P1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style:font-name="monospace" fo:font-size="10pt" officeooo:rsid="0026793c" officeooo:paragraph-rsid="0026793c" style:font-size-asian="10pt" style:font-size-complex="10pt"/>
    </style:style>
    <style:style style:name="P1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411d20"/>
    </style:style>
    <style:style style:name="P1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normal" officeooo:rsid="003a12f1" officeooo:paragraph-rsid="003a12f1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normal" officeooo:rsid="003a12f1" officeooo:paragraph-rsid="003a12f1" fo:background-color="#ffff00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3a12f1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80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49123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paragraph-rsid="0026793c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392ba4" officeooo:paragraph-rsid="004cccdf" fo:background-color="transparent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56072b" officeooo:paragraph-rsid="0056072b" fo:background-color="transparent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rsid="00449123" officeooo:paragraph-rsid="00449123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bold" officeooo:rsid="00449123" officeooo:paragraph-rsid="0056072b" fo:background-color="transparent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9c045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paragraph-rsid="005510bf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officeooo:rsid="0059a84c" officeooo:paragraph-rsid="0059a84c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5e24d0" officeooo:paragraph-rsid="005ff0b9" fo:background-color="transparent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6d8380" officeooo:paragraph-rsid="006d8380" fo:background-color="transparent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bold" officeooo:rsid="00449123" officeooo:paragraph-rsid="0056072b" fo:background-color="transparent" style:font-weight-asian="bold" style:font-weight-complex="bold"/>
    </style:style>
    <style:style style:name="P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111111" style:font-name="Liberation Serif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11111" style:font-name="Liberation Serif" fo:font-size="10pt" fo:letter-spacing="normal" fo:font-style="normal" style:text-underline-style="solid" style:text-underline-width="auto" style:text-underline-color="font-color" fo:font-weight="normal" officeooo:rsid="00449123" officeooo:paragraph-rsid="0056072b" fo:background-color="transparent" style:font-size-asian="10pt" style:font-weight-asian="normal" style:font-size-complex="10pt" style:font-weight-complex="normal" loext:padding="0in" loext:border="none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size="12pt" fo:font-weight="bold" officeooo:rsid="00449123" officeooo:paragraph-rsid="00676701" fo:background-color="transparent" style:font-size-asian="12pt" style:font-weight-asian="bold" style:font-size-complex="12pt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ba7ba" officeooo:paragraph-rsid="006ba7ba" fo:background-color="transparent" style:font-weight-asian="bold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d8380" officeooo:paragraph-rsid="006d8380" fo:background-color="transparent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7b59" fo:font-size="10pt" fo:font-weight="bold" officeooo:rsid="00449123" officeooo:paragraph-rsid="0056072b" fo:background-color="transparent" style:font-size-asian="10pt" style:font-weight-asian="bold" style:font-size-complex="10pt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fo:font-weight="normal" officeooo:rsid="00449123" officeooo:paragraph-rsid="0056072b" fo:background-color="transparent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paragraph-rsid="0061cc18" style:font-weight-asian="bold" style:font-weight-complex="bold"/>
    </style:style>
    <style:style style:name="P42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11111" style:font-name="Liberation Serif" fo:font-size="10pt" fo:letter-spacing="normal" fo:font-style="normal" style:text-underline-style="solid" style:text-underline-width="auto" style:text-underline-color="font-color" fo:font-weight="normal" officeooo:rsid="00449123" officeooo:paragraph-rsid="0056072b" fo:background-color="transparent" style:font-size-asian="10pt" style:font-weight-asian="normal" style:font-size-complex="10pt" style:font-weight-complex="normal" loext:padding="0in" loext:border="none"/>
    </style:style>
    <style:style style:name="P43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44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normal" officeooo:rsid="00449123" officeooo:paragraph-rsid="0056072b" fo:background-color="transparent" style:font-weight-asian="normal" style:font-weight-complex="normal"/>
    </style:style>
    <style:style style:name="P45" style:family="paragraph" style:parent-style-name="Standard">
      <loext:graphic-properties draw:fill="none"/>
      <style:paragraph-properties fo:background-color="transparent"/>
      <style:text-properties officeooo:paragraph-rsid="00467998"/>
    </style:style>
    <style:style style:name="P46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P4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4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paragraph-rsid="003a12f1" style:font-weight-asian="bold" style:font-weight-complex="bold"/>
    </style:style>
    <style:style style:name="P4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paragraph-rsid="003a12f1" fo:background-color="#ffff00" style:font-weight-asian="bold" style:font-weight-complex="bold"/>
    </style:style>
    <style:style style:name="P5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999999" style:font-name="monospace" fo:font-size="10pt" fo:letter-spacing="normal" fo:font-style="normal" fo:font-weight="normal" style:font-size-asian="10pt" style:font-size-complex="10pt"/>
    </style:style>
    <style:style style:name="P5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8909af"/>
    </style:style>
    <style:style style:name="P5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normal" officeooo:rsid="00767cc5" officeooo:paragraph-rsid="003a12f1" style:font-weight-asian="normal" style:font-weight-complex="normal"/>
    </style:style>
    <style:style style:name="P5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b4d12" officeooo:paragraph-rsid="003a12f1" style:font-weight-asian="normal" style:font-weight-complex="normal"/>
    </style:style>
    <style:style style:name="P5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dejavu sans mono" fo:font-size="10pt" fo:letter-spacing="normal" fo:font-style="normal" fo:font-weight="normal" officeooo:paragraph-rsid="007fe1cc"/>
    </style:style>
    <style:style style:name="P5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dejavu sans mono" fo:font-size="10pt" fo:letter-spacing="normal" fo:font-style="normal" fo:font-weight="normal" officeooo:paragraph-rsid="0080ebdf"/>
    </style:style>
    <style:style style:name="P5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3a12f1"/>
    </style:style>
    <style:style style:name="P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fo:font-size="12pt" fo:font-weight="normal" officeooo:rsid="00449123" officeooo:paragraph-rsid="00876492" fo:background-color="transparent" style:font-size-asian="12pt" style:font-weight-asian="normal" style:font-size-complex="12pt" style:font-weight-complex="normal"/>
    </style:style>
    <style:style style:name="T1" style:family="text">
      <style:text-properties fo:color="#000000" style:font-name="monospace" fo:font-size="10pt" officeooo:rsid="0026793c" style:font-size-asian="10pt" style:font-size-complex="10pt"/>
    </style:style>
    <style:style style:name="T2" style:family="text">
      <style:text-properties fo:color="#000000" style:font-name="monospace" fo:font-size="10pt" officeooo:rsid="002c2d66" style:font-size-asian="10pt" style:font-size-complex="10pt"/>
    </style:style>
    <style:style style:name="T3" style:family="text">
      <style:text-properties fo:color="#000000" style:font-name="monospace" fo:font-size="10pt" officeooo:rsid="002f1d64" style:font-size-asian="10pt" style:font-size-complex="10pt"/>
    </style:style>
    <style:style style:name="T4" style:family="text">
      <style:text-properties fo:color="#000000" style:font-name="monospace" fo:font-size="10pt" officeooo:rsid="00411d20" style:font-size-asian="10pt" style:font-size-complex="10pt"/>
    </style:style>
    <style:style style:name="T5" style:family="text">
      <style:text-properties fo:color="#000000" style:font-name="monospace" fo:font-size="10pt" officeooo:rsid="00413e70" style:font-size-asian="10pt" style:font-size-complex="10pt"/>
    </style:style>
    <style:style style:name="T6" style:family="text">
      <style:text-properties fo:color="#000000" style:font-name="monospace" fo:font-size="10pt" officeooo:rsid="00414532" style:font-size-asian="10pt" style:font-size-complex="10pt"/>
    </style:style>
    <style:style style:name="T7" style:family="text">
      <style:text-properties fo:color="#000000" fo:font-weight="normal" officeooo:rsid="00767cc5" style:font-weight-asian="normal" style:font-weight-complex="normal"/>
    </style:style>
    <style:style style:name="T8" style:family="text">
      <style:text-properties fo:color="#000000" fo:font-weight="normal" officeooo:rsid="0078dcb4" style:font-weight-asian="normal" style:font-weight-complex="normal"/>
    </style:style>
    <style:style style:name="T9" style:family="text">
      <style:text-properties fo:color="#000000" fo:font-weight="normal" officeooo:rsid="007b4d12" style:font-weight-asian="normal" style:font-weight-complex="normal"/>
    </style:style>
    <style:style style:name="T10" style:family="text">
      <style:text-properties fo:font-variant="normal" fo:text-transform="none" fo:color="#111111" style:font-name="Liberation Serif" fo:font-size="10pt" fo:letter-spacing="normal" fo:font-style="normal" style:text-underline-style="solid" style:text-underline-width="auto" style:text-underline-color="font-color" fo:font-weight="normal" style:font-size-asian="10pt" style:font-weight-asian="normal" style:font-size-complex="10pt" style:font-weight-complex="normal" loext:padding="0in" loext:border="none"/>
    </style:style>
    <style:style style:name="T11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in" loext:border="none"/>
    </style:style>
    <style:style style:name="T12" style:family="text">
      <style:text-properties fo:font-variant="normal" fo:text-transform="none" fo:letter-spacing="normal" fo:background-color="transparent" loext:char-shading-value="0" loext:padding="0in" loext:border="none"/>
    </style:style>
    <style:style style:name="T13" style:family="text">
      <style:text-properties fo:color="#999999" officeooo:rsid="0026793c"/>
    </style:style>
    <style:style style:name="T14" style:family="text">
      <style:text-properties fo:color="#999999" officeooo:rsid="002b4312"/>
    </style:style>
    <style:style style:name="T15" style:family="text">
      <style:text-properties fo:color="#999999" officeooo:rsid="00299511" style:font-size-asian="10pt" style:font-size-complex="10pt"/>
    </style:style>
    <style:style style:name="T16" style:family="text">
      <style:text-properties officeooo:rsid="0026793c"/>
    </style:style>
    <style:style style:name="T17" style:family="text">
      <style:text-properties fo:color="#00a933"/>
    </style:style>
    <style:style style:name="T18" style:family="text">
      <style:text-properties fo:color="#00a933" officeooo:rsid="00450c81"/>
    </style:style>
    <style:style style:name="T19" style:family="text">
      <style:text-properties fo:color="#00a933" officeooo:rsid="00449123"/>
    </style:style>
    <style:style style:name="T20" style:family="text">
      <style:text-properties fo:color="#00a933" officeooo:rsid="00406ee0"/>
    </style:style>
    <style:style style:name="T21" style:family="text">
      <style:text-properties fo:color="#00a933" officeooo:rsid="004857e7"/>
    </style:style>
    <style:style style:name="T22" style:family="text">
      <style:text-properties fo:color="#00a933" officeooo:rsid="0049c045"/>
    </style:style>
    <style:style style:name="T23" style:family="text">
      <style:text-properties fo:color="#00a933" officeooo:rsid="00449123" fo:background-color="transparent" loext:char-shading-value="0"/>
    </style:style>
    <style:style style:name="T24" style:family="text">
      <style:text-properties fo:color="#00a933" officeooo:rsid="00392ba4" fo:background-color="transparent" loext:char-shading-value="0"/>
    </style:style>
    <style:style style:name="T25" style:family="text">
      <style:text-properties fo:color="#00a933" officeooo:rsid="0049c045" fo:background-color="transparent" loext:char-shading-value="0"/>
    </style:style>
    <style:style style:name="T26" style:family="text">
      <style:text-properties officeooo:rsid="00449123"/>
    </style:style>
    <style:style style:name="T27" style:family="text">
      <style:text-properties officeooo:rsid="0049c045"/>
    </style:style>
    <style:style style:name="T28" style:family="text">
      <style:text-properties fo:font-weight="normal" fo:background-color="transparent" loext:char-shading-value="0" style:font-weight-asian="normal" style:font-weight-complex="normal"/>
    </style:style>
    <style:style style:name="T29" style:family="text">
      <style:text-properties fo:font-weight="normal" officeooo:rsid="0056072b" fo:background-color="transparent" loext:char-shading-value="0" style:font-weight-asian="normal" style:font-weight-complex="normal"/>
    </style:style>
    <style:style style:name="T30" style:family="text">
      <style:text-properties fo:font-weight="normal" officeooo:rsid="00767cc5" style:font-weight-asian="normal" style:font-weight-complex="normal"/>
    </style:style>
    <style:style style:name="T31" style:family="text">
      <style:text-properties fo:font-weight="normal" officeooo:rsid="00876492" style:font-weight-asian="normal" style:font-weight-complex="normal"/>
    </style:style>
    <style:style style:name="T32" style:family="text">
      <style:text-properties officeooo:rsid="004cccdf"/>
    </style:style>
    <style:style style:name="T33" style:family="text">
      <style:text-properties fo:color="#ff7b59" style:font-name="monospace" fo:font-size="10pt" officeooo:rsid="0026793c" fo:background-color="transparent" loext:char-shading-value="0" style:font-size-asian="10pt" style:font-size-complex="10pt"/>
    </style:style>
    <style:style style:name="T34" style:family="text">
      <style:text-properties fo:color="#ff7b59" style:font-name="monospace" fo:font-size="10pt" officeooo:rsid="0061cc18" fo:background-color="transparent" loext:char-shading-value="0" style:font-size-asian="10pt" style:font-size-complex="10pt"/>
    </style:style>
    <style:style style:name="T35" style:family="text">
      <style:text-properties fo:color="#c0c0c0"/>
    </style:style>
    <style:style style:name="T36" style:family="text">
      <style:text-properties fo:color="#c0c0c0" fo:font-weight="normal" officeooo:rsid="00767cc5" style:font-weight-asian="normal" style:font-weight-complex="normal"/>
    </style:style>
    <style:style style:name="T37" style:family="text">
      <style:text-properties fo:color="#000080"/>
    </style:style>
    <style:style style:name="T38" style:family="text">
      <style:text-properties fo:color="#000080" fo:font-weight="normal" officeooo:rsid="00767cc5" style:font-weight-asian="normal" style:font-weight-complex="normal"/>
    </style:style>
    <style:style style:name="T39" style:family="text">
      <style:text-properties officeooo:rsid="0020edfd" style:font-size-asian="10pt" style:font-size-complex="10pt"/>
    </style:style>
    <style:style style:name="T40" style:family="text">
      <style:text-properties fo:font-weight="bold" style:font-size-asian="10pt" style:font-weight-asian="bold" style:font-size-complex="10pt" style:font-weight-complex="bold"/>
    </style:style>
    <style:style style:name="T41" style:family="text">
      <style:text-properties fo:font-weight="bold" officeooo:rsid="0020edfd" style:font-size-asian="10pt" style:font-weight-asian="bold" style:font-size-complex="10pt" style:font-weight-complex="bold"/>
    </style:style>
    <style:style style:name="T42" style:family="text">
      <style:text-properties fo:color="#c9211e" fo:font-weight="bold" officeooo:rsid="003a12f1" style:font-weight-asian="bold" style:font-weight-complex="bold"/>
    </style:style>
    <style:style style:name="T43" style:family="text">
      <style:text-properties fo:color="#c9211e" fo:font-weight="normal" officeooo:rsid="003a12f1" style:font-weight-asian="normal" style:font-weight-complex="normal"/>
    </style:style>
    <style:style style:name="T44" style:family="text">
      <style:text-properties fo:color="#c9211e" fo:font-weight="normal" officeooo:rsid="00767cc5" style:font-weight-asian="normal" style:font-weight-complex="normal"/>
    </style:style>
    <style:style style:name="T45" style:family="text">
      <style:text-properties fo:color="#c9211e" style:font-name="Liberation Mono" fo:font-size="10pt" fo:font-weight="bold" officeooo:rsid="00755e6e" style:font-name-asian="Noto Sans Mono CJK SC" style:font-size-asian="10pt" style:font-weight-asian="bold" style:font-name-complex="Liberation Mono" style:font-size-complex="10pt" style:font-weight-complex="bold"/>
    </style:style>
    <style:style style:name="T46" style:family="text">
      <style:text-properties officeooo:rsid="00767cc5"/>
    </style:style>
    <style:style style:name="T47" style:family="text">
      <style:text-properties officeooo:rsid="007b4d12" style:font-weight-asian="normal" style:font-weight-complex="normal"/>
    </style:style>
    <style:style style:name="T48" style:family="text">
      <style:text-properties officeooo:rsid="00767cc5" style:font-weight-asian="normal" style:font-weight-complex="normal"/>
    </style:style>
    <style:style style:name="T49" style:family="text">
      <style:text-properties officeooo:rsid="0078dcb4" style:font-weight-asian="normal" style:font-weight-complex="normal"/>
    </style:style>
    <style:style style:name="T50" style:family="text">
      <style:text-properties style:font-name="Ubuntu Beta" fo:font-size="10.5pt" officeooo:rsid="007b4d12" style:font-weight-asian="normal" style:font-weight-complex="normal"/>
    </style:style>
    <style:style style:name="T51" style:family="text">
      <style:text-properties fo:background-color="#ffff00" loext:char-shading-value="0"/>
    </style:style>
    <style:style style:name="T52" style:family="text">
      <style:text-properties fo:background-color="#ffff00" loext:char-shading-value="0"/>
    </style:style>
    <style:style style:name="T53" style:family="text">
      <style:text-properties fo:color="#ff0000" fo:font-weight="normal" officeooo:rsid="00767cc5" style:font-weight-asian="normal" style:font-weight-complex="normal"/>
    </style:style>
    <style:style style:name="T54" style:family="text">
      <style:text-properties fo:color="#ff0000" fo:font-weight="normal" officeooo:rsid="00897b9d" style:font-weight-asian="normal" style:font-weight-complex="normal"/>
    </style:style>
    <style:style style:name="T55" style:family="text">
      <style:text-properties fo:color="#ff0000" style:font-name="Liberation Mono" fo:font-size="10pt" fo:font-weight="normal" officeooo:rsid="00897b9d" style:font-name-asian="Noto Sans Mono CJK SC" style:font-size-asian="10pt" style:font-weight-asian="normal" style:font-name-complex="Liberation Mono" style:font-size-complex="10pt" style:font-weight-complex="normal"/>
    </style:style>
    <style:style style:name="T56" style:family="text">
      <style:text-properties fo:font-size="12pt" fo:font-weight="normal" officeooo:rsid="00449123" fo:background-color="transparent" loext:char-shading-value="0" style:font-size-asian="12pt" style:font-weight-asian="normal" style:font-size-complex="12pt" style:font-weight-complex="normal"/>
    </style:style>
    <style:style style:name="T57" style:family="text">
      <style:text-properties fo:font-size="10pt" fo:font-weight="normal" officeooo:rsid="00449123" fo:background-color="transparent" loext:char-shading-value="0" style:font-size-asian="10pt" style:font-weight-asian="normal" style:font-size-complex="10pt" style:font-weight-complex="normal"/>
    </style:style>
    <style:style style:name="T58" style:family="text">
      <style:text-properties officeooo:rsid="00897b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docs.docker.com/engine/install/ubuntu/#install-using-the-repository" text:style-name="Internet_20_link" text:visited-style-name="Visited_20_Internet_20_Link">https://docs.docker.com/engine/install/ubuntu/#install-using-the-repository</text:a></text:p>
      <text:p text:style-name="P2"><text:a xlink:type="simple" xlink:href="https://habr.com/ru/companies/flant/articles/336654/" text:style-name="Internet_20_link" text:visited-style-name="Visited_20_Internet_20_Link"><text:span text:style-name="T52">https://habr.com/ru/companies/flant/articles/336654/</text:span></text:a></text:p>
      <text:p text:style-name="P2"/>
      <text:p text:style-name="P1">sudo groupadd docker</text:p>
      <text:p text:style-name="P1">sudo gpasswd -a $USER docker</text:p>
      <text:p text:style-name="P4">docker run hello-world</text:p>
      <text:p text:style-name="P4">docker run -it ubuntu bash</text:p>
      <text:p text:style-name="P5">docker image ls</text:p>
      <text:p text:style-name="P8"><text:span text:style-name="T40">docker rm </text:span><text:span text:style-name="T41">ИМЯ </text:span><text:span text:style-name="T39"><text:tab/> <text:s/><text:tab/></text:span><text:span text:style-name="T15">удалить окончательно</text:span></text:p>
      <text:p text:style-name="P12"/>
      <text:p text:style-name="P6"><text:span text:style-name="T16">docker rm -v $(docker ps -aq -f status=exited) <text:s text:c="2"/></text:span><text:span text:style-name="T14">удалить все остановленные</text:span><text:span text:style-name="T13"><text:tab/></text:span></text:p>
      <text:p text:style-name="P41"><text:span text:style-name="T33">echo alias </text:span><text:span text:style-name="T34">drm</text:span><text:span text:style-name="T33">="'docker rm -v $(docker ps -aq -f status=exited)'"&gt;&gt;.bashrc</text:span></text:p>
      <text:p text:style-name="P12"/>
      <text:p text:style-name="P10"><text:span text:style-name="T1">docker rm -v $(docker ps -aq -f status=</text:span><text:span text:style-name="T2">created</text:span><text:span text:style-name="T1">)</text:span></text:p>
      <text:p text:style-name="P7">docker rm 3e4029856551</text:p>
      <text:p text:style-name="P10"><text:span text:style-name="T1">docker </text:span><text:span text:style-name="T3">start</text:span><text:span text:style-name="T1"> 02b4b3b7b905</text:span></text:p>
      <text:p text:style-name="P7">docker stop 02b4b3b7b905</text:p>
      <text:p text:style-name="P7"/>
      <text:p text:style-name="P7">С помощью Docker можно запустить командную оболочку shell внутри контейнера, выполнив следующую команду:</text:p>
      <text:p text:style-name="P13"><text:span text:style-name="T1">$ docker run -it -h </text:span><text:span text:style-name="T4">debian</text:span><text:span text:style-name="T1"> --</text:span><text:span text:style-name="T5">n</text:span><text:span text:style-name="T6">ame</text:span><text:span text:style-name="T5"> debian </text:span><text:span text:style-name="T1">debian /bin/bash</text:span></text:p>
      <text:p text:style-name="P7"/>
      <text:p text:style-name="P45"><text:span text:style-name="T17">docker run -it --name cowsay -h cowsay </text:span><text:span text:style-name="T21">debian</text:span><text:span text:style-name="T17"> bash </text:span></text:p>
      <text:p text:style-name="P45"><text:span text:style-name="T17">apt-get update </text:span><text:span text:style-name="T20">&amp;&amp; </text:span><text:span text:style-name="T17">apt-get install -y cowsay fortune </text:span></text:p>
      <text:p text:style-name="P20"><text:span text:style-name="T18">echo </text:span><text:span text:style-name="T19">"while true; do clear &amp;&amp; /usr/games/fortune | /usr/games/cowsay &amp;&amp; sleep </text:span><text:span text:style-name="T18">3</text:span><text:span text:style-name="T19">; done" &gt; /</text:span><text:span text:style-name="T22">usr/games/</text:span><text:span text:style-name="T19">test.sh</text:span></text:p>
      <text:p text:style-name="P24">chmod +x /usr/games/test.sh</text:p>
      <text:p text:style-name="P26"><text:span text:style-name="T19">/</text:span><text:span text:style-name="T22">usr/games/</text:span><text:span text:style-name="T19">test.sh</text:span></text:p>
      <text:p text:style-name="P11">Для превращения контейнера в образ <text:s/>нужно всего лишь выполнить команду docker commit. При этом не имеет значения, работает контейнер или он остановлен. Необходимо передать в команду имя контейнера («cowsay»), имя для создаваемого образа («cowsayimage»), а также имя репозитория, в котором образ будет сохранен («test»):</text:p>
      <text:p text:style-name="P21">docker commit cowsay test/cowsayimage</text:p>
      <text:p text:style-name="P11"><text:s/>Теперь у нас есть образ с предустановленным приложением cowsay, который мы можем запускать в любое время:</text:p>
      <text:p text:style-name="P22">docker run <text:s/>-e TERM=xterm <text:s/>test/cowsayimage <text:span text:style-name="T32">sh </text:span><text:span text:style-name="T26">/</text:span><text:span text:style-name="T27">usr/games/</text:span><text:span text:style-name="T26">test.sh</text:span></text:p>
      <text:p text:style-name="P27"><text:span text:style-name="T23">docker </text:span><text:span text:style-name="T24">run</text:span><text:span text:style-name="T23"> --tty </text:span><text:span text:style-name="T24">test/cowsayimage</text:span><text:span text:style-name="T23"> env TERM=xterm /</text:span><text:span text:style-name="T25">usr/games/</text:span><text:span text:style-name="T23">test.sh</text:span></text:p>
      <text:p text:style-name="P23">echo alias cowsay="'docker run --tty test/cowsayimage env TERM=xterm /usr/games/test.sh'"&gt;&gt;.bashrc</text:p>
      <text:p text:style-name="P28"><text:span text:style-name="T29">п</text:span><text:span text:style-name="T28">ерезагрузить терминал</text:span></text:p>
      <text:p text:style-name="P25">cowsay</text:p>
      <text:p text:style-name="P25"/>
      <text:p text:style-name="P36">lazydocker</text:p>
      <text:p text:style-name="P39">curl https://raw.githubusercontent.com/jesseduffield/lazydocker/master/scripts/install_update_linux.sh | bash</text:p>
      <text:p text:style-name="P35">https://github.com/jesseduffield/lazydocker#requirements</text:p>
      <text:p text:style-name="P39">echo 'export PATH=$PATH:~/.local/bin'&gt;&gt;~/.bashrc</text:p>
      <text:p text:style-name="P25"/>
      <text:p text:style-name="P29">https://www.docker.com/blog/how-to-use-the-official-nginx-docker-image/</text:p>
      <text:p text:style-name="P33">docker run -it --rm -d -p 8080:80 --name web nginx</text:p>
      <text:p text:style-name="P25"><text:a xlink:type="simple" xlink:href="http://localhost:8080/" text:style-name="Internet_20_link" text:visited-style-name="Visited_20_Internet_20_Link"><text:span text:style-name="T10">http://localhost:8080</text:span></text:a></text:p>
      <text:p text:style-name="P34"/>
      <text:p text:style-name="P42">To download and install the Compose CLI plugin, run:</text:p>
      <text:p text:style-name="P17"><text:span text:style-name="Source_20_Text"><text:span text:style-name="T12"><text:s/></text:span></text:span><text:span text:style-name="Source_20_Text"><text:span text:style-name="T11">DOCKER_CONFIG=${DOCKER_CONFIG:-$HOME/.docker}</text:span></text:span></text:p>
      <text:p text:style-name="P46"><text:span text:style-name="Source_20_Text"><text:span text:style-name="T12"><text:s/></text:span></text:span><text:span text:style-name="Source_20_Text"><text:span text:style-name="T11">mkdir -p $DOCKER_CONFIG/cli-plugins</text:span></text:span></text:p>
      <text:p text:style-name="P46"><text:span text:style-name="Source_20_Text"><text:span text:style-name="T12"><text:s/></text:span></text:span><text:span text:style-name="Source_20_Text"><text:span text:style-name="T11">curl -SL https://github.com/docker/compose/releases/download/v2.12.2/docker-compose-linux-x86_64 -o $DOCKER_CONFIG/cli-plugins/docker-compose</text:span></text:span></text:p>
      <text:p text:style-name="P34"/>
      <text:p text:style-name="P30"/>
      <text:p text:style-name="P40">docker system prune -a</text:p>
      <text:p text:style-name="P37"><text:soft-page-break/>Веб-сервер <text:s/></text:p>
      <text:p text:style-name="P44">docker run -it --rm -d -p 8080:80 --name web -v ~/SOFT/Github/GIT/16_WEB_ARHIV/CONTENT:/usr/share/nginx/html nginx</text:p>
      <text:p text:style-name="P18"><text:span text:style-name="T35"><text:s text:c="36"/></text:span>или</text:p>
      <text:p text:style-name="P18">docker<text:span text:style-name="T35"> </text:span>run<text:span text:style-name="T35"> </text:span>-it<text:span text:style-name="T35"> </text:span>--rm<text:span text:style-name="T35"> </text:span>-d<text:span text:style-name="T35"> </text:span>-p<text:span text:style-name="T35"> </text:span><text:span text:style-name="T37">8080</text:span>:<text:span text:style-name="T37">80</text:span><text:span text:style-name="T35"> </text:span>--name<text:span text:style-name="T35"> </text:span>web2<text:span text:style-name="T35"> </text:span>-v<text:span text:style-name="T35"> </text:span>~/SOFT/Github/GIT/<text:span text:style-name="T37">16_WEB_ARHIV</text:span>/CONTENT:/usr/local/apache2/htdocs/<text:span text:style-name="T35"> </text:span>httpd:<text:span text:style-name="T37">2.4</text:span></text:p>
      <text:p text:style-name="P19"/>
      <text:p text:style-name="P19"/>
      <text:p text:style-name="P18">docker<text:span text:style-name="T35"> </text:span>build<text:span text:style-name="T35"> </text:span>-t<text:span text:style-name="T35"> <text:s/></text:span>createwebcontent<text:span text:style-name="T35"> </text:span>~/SOFT/Github/GIT/<text:span text:style-name="T37">16_WEB_ARHIV</text:span></text:p>
      <text:p text:style-name="P18">Один<text:span text:style-name="T35"> </text:span>раз<text:span text:style-name="T35"> </text:span>дать<text:span text:style-name="T35"> </text:span>права<text:span text:style-name="T35"> </text:span>на<text:span text:style-name="T35"> </text:span>запись<text:span text:style-name="T35"> </text:span>других</text:p>
      <text:p text:style-name="P43">sudo<text:span text:style-name="T35"> </text:span>chmod<text:span text:style-name="T35"> </text:span>-R<text:span text:style-name="T35"> </text:span>ugo+rwx<text:span text:style-name="T35"> </text:span>~/SOFT/Github/GIT/<text:span text:style-name="T37">16_WEB_ARHIV</text:span>/CONTENT/content_for_web</text:p>
      <text:p text:style-name="P18">После<text:span text:style-name="T35"> </text:span>отработки<text:span text:style-name="T35"> </text:span>контейнера,<text:span text:style-name="T35"> </text:span>чтобы<text:span text:style-name="T35"> </text:span>пересобрать<text:span text:style-name="T35"> </text:span>-<text:span text:style-name="T35"> </text:span>удалить<text:span text:style-name="T35"> </text:span>под<text:span text:style-name="T35"> </text:span>root<text:span text:style-name="T35"> </text:span>файлы<text:span text:style-name="T35"> </text:span>из<text:span text:style-name="T35"> </text:span>content_for_web<text:span text:style-name="T35"> <text:s/></text:span>или</text:p>
      <text:p text:style-name="P43">sudo<text:span text:style-name="T35"> </text:span>chown<text:span text:style-name="T35"> </text:span>-R<text:span text:style-name="T35"> </text:span>evg:evg<text:span text:style-name="T35"> </text:span>~/SOFT/Github/GIT/<text:span text:style-name="T37">16_WEB_ARHIV</text:span>/CONTENT/content_for_web<text:span text:style-name="T35"> </text:span>&amp;&amp;<text:span text:style-name="T35"> </text:span>chmod<text:span text:style-name="T35"> </text:span>-R<text:span text:style-name="T35"> </text:span>ugo+rwx<text:span text:style-name="T35"> </text:span>~/SOFT/Github/GIT/<text:span text:style-name="T37">16_WEB_ARHIV</text:span>/CONTENT/content_for_web</text:p>
      <text:p text:style-name="P18">docker<text:span text:style-name="T35"> </text:span>run<text:span text:style-name="T35"> </text:span>--name=createwebcontent<text:span text:style-name="T35"> </text:span>--rm<text:span text:style-name="T35"> </text:span>-v<text:span text:style-name="T35"> </text:span>~/SOFT/Github/GIT/<text:span text:style-name="T37">16_WEB_ARHIV</text:span>/CONTENT:/home/evg/CONTENT<text:span text:style-name="T35"> </text:span>-v<text:span text:style-name="T35"> </text:span>~/SOFT/Github/GIT/<text:span text:style-name="T37">16_WEB_ARHIV</text:span>/Ниокр-Актуальные_документы:/home/evg/Ниокр-Актуальные_документы<text:span text:style-name="T35"> </text:span>-v<text:span text:style-name="T35"> </text:span>~/SOFT/Github/GIT/<text:span text:style-name="T37">16_WEB_ARHIV</text:span>/Ниокр-Документы_по_обозначениям:/home/evg/Ниокр-Документы_по_обозначениям<text:span text:style-name="T35"> </text:span>-v<text:span text:style-name="T35"> </text:span>~/SOFT/Github/GIT/<text:span text:style-name="T37">16_WEB_ARHIV</text:span>/Ниокр-Извещения_об_изменении:/home/evg/Ниокр-Извещения_об_изменении<text:span text:style-name="T35"> </text:span>-v<text:span text:style-name="T35"> </text:span>~/SOFT/Github/GIT/<text:span text:style-name="T37">16_WEB_ARHIV</text:span>/Ниокр-Неактуальные_документы:/home/evg/Ниокр-Неактуальные_документы<text:span text:style-name="T35"> </text:span>-v<text:span text:style-name="T35"> </text:span>/etc/timezone:/etc/timezone:ro<text:span text:style-name="T35"> </text:span>-v<text:span text:style-name="T35"> </text:span>/etc/localtime:/etc/localtime:ro<text:span text:style-name="T35"> </text:span>createwebcontent</text:p>
      <text:p text:style-name="P18"/>
      <text:p text:style-name="P18">docker<text:span text:style-name="T35"> </text:span>system<text:span text:style-name="T35"> </text:span>prune</text:p>
      <text:p text:style-name="P18">cd<text:span text:style-name="T35"> </text:span>~/SOFT/Github/GIT/<text:span text:style-name="T37">16_WEB_ARHIV</text:span><text:span text:style-name="T35"> </text:span>&amp;&amp;<text:span text:style-name="T35"> </text:span>docker<text:span text:style-name="T35"> </text:span>save<text:span text:style-name="T35"> </text:span>createwebcontent<text:span text:style-name="T35"> </text:span>&gt;<text:span text:style-name="T35"> </text:span>createwebcontent.tar</text:p>
      <text:p text:style-name="P18">cd<text:span text:style-name="T35"> </text:span>~/SOFT/Github/GIT/<text:span text:style-name="T37">16_WEB_ARHIV</text:span><text:span text:style-name="T35"> </text:span>&amp;&amp;<text:span text:style-name="T35"> </text:span>docker<text:span text:style-name="T35"> </text:span>load<text:span text:style-name="T35"> </text:span>-i<text:span text:style-name="T35"> </text:span>createwebcontent.tar</text:p>
      <text:p text:style-name="P31"/>
      <text:p text:style-name="P38">Запуск из моего репозитория</text:p>
      <text:p text:style-name="P32">docker run <text:s/>-e TERM=xterm <text:s/>8evgeny/cowsay-dockerfile</text:p>
      <text:p text:style-name="P9"/>
      <text:p text:style-name="P9">ssh asoldatov@172.17.4.40</text:p>
      <text:p text:style-name="P9">8B&amp;987b*&amp;^5c*V&amp;^%</text:p>
      <text:p text:style-name="P9"/>
      <text:p text:style-name="P15">sudo sshfs -o allow_other asoldatov@172.17.4.40:/home/asoldatov/ ~/SOFT/Github/GIT/24_arhiv/asoldatov</text:p>
      <text:p text:style-name="P14"/>
      <text:p text:style-name="P3"><text:span text:style-name="T42">docker run -it --rm -d -p </text:span><text:span text:style-name="T45">8888</text:span><text:span text:style-name="T42">:80 --name web -v ~/CONTENT:/usr/share/nginx/html nginx</text:span><text:span text:style-name="T43"> </text:span></text:p>
      <text:p text:style-name="P14"/>
      <text:p text:style-name="P16"><text:a xlink:type="simple" xlink:href="http://172.17.4.40:8888/" text:style-name="Internet_20_link" text:visited-style-name="Visited_20_Internet_20_Link"><text:span text:style-name="T43">http://172.17.4.40:8</text:span></text:a><text:a xlink:type="simple" xlink:href="http://172.17.4.40:8888/" text:style-name="Internet_20_link" text:visited-style-name="Visited_20_Internet_20_Link"><text:span text:style-name="T44">888</text:span></text:a></text:p>
      <text:p text:style-name="P16"><text:span text:style-name="T44"/></text:p>
      <text:p text:style-name="P49"><text:span text:style-name="T46">docker build -t <text:s/>createwebcontent ~/SOFT/Github/GIT/16_WEB_ARHIV</text:span></text:p>
      <text:p text:style-name="P49">docker tag createwebcontent 8evgeny/createwebcontent:version1.0</text:p>
      <text:p text:style-name="P49">docker push 8evgeny/createwebcontent</text:p>
      <text:p text:style-name="P48"/>
      <text:p text:style-name="P48"/>
      <text:p text:style-name="P57">docker run <text:s/>-e TERM=xterm <text:s/>8evgeny/<text:span text:style-name="T46">createwebcontent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1"><text:soft-page-break/><text:span text:style-name="T53">docker run --name=createwebcontent --rm -v ~/SOFT/Github/GIT/16_WEB_ARHIV/CONTENT:</text:span><text:span text:style-name="T55">~</text:span><text:span text:style-name="T53">/CONTENT -v ~../../Ниокр-Актуальные_документы:</text:span><text:span text:style-name="T55">~</text:span><text:span text:style-name="T53">/Ниокр-Актуальные_документы -v ../../Ниокр-Документы_по_обозначениям:</text:span><text:span text:style-name="T55">~</text:span><text:span text:style-name="T53">/Ниокр-Документы_по_обозначениям -v ../../Ниокр-Извещения_об_изменении:</text:span><text:span text:style-name="T55">~</text:span><text:span text:style-name="T53">/Ниокр-Извещения_об_изменении -v ../../Ниокр-Неактуальные_документы:</text:span><text:span text:style-name="T55">~</text:span><text:span text:style-name="T53">/Ниокр-Неактуальные_документы -v /etc/timezone:/etc/timezone:ro -v /etc/localtime:/etc/localtime:ro 8evgeny/createwebcontent</text:span></text:p>
      <text:p text:style-name="P18"/>
      <text:p text:style-name="P16"><text:span text:style-name="T44"/></text:p>
      <text:p text:style-name="P16"><text:span text:style-name="T44"/></text:p>
      <text:p text:style-name="P16"><text:span text:style-name="T44"/></text:p>
      <text:p text:style-name="P52"/>
      <text:p text:style-name="P16"><text:span text:style-name="T7">sudo mount.cifs //fs01.git-holding.ru/git/Рабочие\ группы </text:span><text:span text:style-name="T8">~</text:span><text:span text:style-name="T7">/WORKGRUP -o username=evgeniy.parubets@git-holding.ru, password=Qwerty123Qwerty123, uid=1000,iocharset=utf8</text:span><text:span text:style-name="T9">, </text:span><text:span text:style-name="T7">vers=</text:span><text:span text:style-name="T9">2</text:span><text:span text:style-name="T7">.</text:span><text:span text:style-name="T9">1</text:span></text:p>
      <text:p text:style-name="P53"/>
      <text:p text:style-name="P54"><text:span text:style-name="T48">//fs01.git-holding.ru/git/Рабочие\ группы</text:span><text:span text:style-name="T47"> </text:span><text:span text:style-name="T49">~</text:span><text:span text:style-name="T48">/WORKGRUP</text:span><text:span text:style-name="T47"> cifs <text:s/>rw,iocharset=utf8,workgroup=group,username=</text:span><text:span text:style-name="T48">evgeniy.parubets@git-holding.ru</text:span><text:span text:style-name="T47">,password=</text:span><text:span text:style-name="T48">Qwerty123Qwerty123</text:span><text:span text:style-name="T47">,uid=1000,gid=1000,dir_mode=0777,file_mode=0666,</text:span><text:span text:style-name="T50">vers=2.1</text:span><text:span text:style-name="T47"> 0 0</text:span></text:p>
      <text:p text:style-name="P54"><text:span text:style-name="T47"/></text:p>
      <text:p text:style-name="P55"><text:span text:style-name="T48">sudo mount.cifs //fs01.git-holding.ru/git/Рабочие\ группы </text:span><text:span text:style-name="T49">~</text:span><text:span text:style-name="T48">/WORKGRUP -o <text:s/>uid=1000,iocharset=utf8</text:span><text:span text:style-name="T47">, </text:span><text:span text:style-name="T48">vers=</text:span><text:span text:style-name="T47">2</text:span><text:span text:style-name="T48">.</text:span><text:span text:style-name="T47">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Beta" svg:font-family="'Ubuntu Beta', UbuntuBeta, Ubuntu, 'Bitstream Vera Sans', 'DejaVu Sans', Tahoma, sans-serif"/>
    <style:font-face style:name="dejavu sans mono" svg:font-family="'dejavu sans mono', monaco, 'lucida console', 'courier new', monospace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4-02-13T17:58:10.525931670</dc:date>
    <meta:editing-duration>PT12H57M40S</meta:editing-duration>
    <meta:editing-cycles>95</meta:editing-cycles>
    <meta:document-statistic meta:table-count="0" meta:image-count="0" meta:object-count="0" meta:page-count="3" meta:paragraph-count="69" meta:word-count="467" meta:character-count="5340" meta:non-whitespace-character-count="4894"/>
  </office:meta>
</office:document-meta>
</file>